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sans serif" svg:font-family="'Liberation Serif sans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b16" officeooo:paragraph-rsid="00101b16"/>
    </style:style>
    <style:style style:name="P2" style:family="paragraph" style:parent-style-name="Standard">
      <style:paragraph-properties>
        <style:tab-stops>
          <style:tab-stop style:position="11.113cm"/>
          <style:tab-stop style:position="11.298cm"/>
        </style:tab-stops>
      </style:paragraph-properties>
      <style:text-properties officeooo:rsid="00101b16" officeooo:paragraph-rsid="00101b16"/>
    </style:style>
    <style:style style:name="P3" style:family="paragraph" style:parent-style-name="Standard">
      <style:text-properties officeooo:rsid="00136cbf" officeooo:paragraph-rsid="00136cbf"/>
    </style:style>
    <style:style style:name="P4" style:family="paragraph" style:parent-style-name="Standard">
      <style:text-properties officeooo:paragraph-rsid="00101b16"/>
    </style:style>
    <style:style style:name="P5" style:family="paragraph" style:parent-style-name="Standard">
      <style:text-properties officeooo:paragraph-rsid="00136cbf"/>
    </style:style>
    <style:style style:name="P6" style:family="paragraph" style:parent-style-name="Standard">
      <style:text-properties officeooo:rsid="00136cbf" officeooo:paragraph-rsid="00136cbf"/>
    </style:style>
    <style:style style:name="P7" style:family="paragraph" style:parent-style-name="Standard">
      <style:text-properties officeooo:rsid="00136cbf" officeooo:paragraph-rsid="0016ca91"/>
    </style:style>
    <style:style style:name="P8" style:family="paragraph" style:parent-style-name="Standard">
      <style:text-properties officeooo:rsid="00136cbf" officeooo:paragraph-rsid="001dbc02"/>
    </style:style>
    <style:style style:name="P9" style:family="paragraph" style:parent-style-name="Standard">
      <style:paragraph-properties>
        <style:tab-stops>
          <style:tab-stop style:position="11.113cm"/>
          <style:tab-stop style:position="11.298cm"/>
        </style:tab-stops>
      </style:paragraph-properties>
      <style:text-properties officeooo:rsid="00101b16" officeooo:paragraph-rsid="00101b16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officeooo:rsid="00101b16" officeooo:paragraph-rsid="00101b16"/>
    </style:style>
    <style:style style:name="P11" style:family="paragraph" style:parent-style-name="Standard">
      <style:paragraph-properties>
        <style:tab-stops>
          <style:tab-stop style:position="11.113cm"/>
          <style:tab-stop style:position="11.298cm"/>
        </style:tab-stops>
      </style:paragraph-properties>
      <style:text-properties officeooo:rsid="0016ca91" officeooo:paragraph-rsid="0016ca91"/>
    </style:style>
    <style:style style:name="P12" style:family="paragraph" style:parent-style-name="Standard">
      <style:text-properties officeooo:rsid="0017ff61" officeooo:paragraph-rsid="0017ff61"/>
    </style:style>
    <style:style style:name="P13" style:family="paragraph" style:parent-style-name="Standard">
      <style:text-properties officeooo:rsid="001a63f3" officeooo:paragraph-rsid="001a63f3"/>
    </style:style>
    <style:style style:name="T1" style:family="text">
      <style:text-properties officeooo:rsid="00101b16"/>
    </style:style>
    <style:style style:name="T2" style:family="text">
      <style:text-properties officeooo:rsid="0016ca91"/>
    </style:style>
    <style:style style:name="T3" style:family="text">
      <style:text-properties officeooo:rsid="00136cbf"/>
    </style:style>
    <style:style style:name="T4" style:family="text">
      <style:text-properties officeooo:rsid="00190c8c"/>
    </style:style>
    <style:style style:name="T5" style:family="text">
      <style:text-properties officeooo:rsid="001a63f3"/>
    </style:style>
    <style:style style:name="T6" style:family="text">
      <style:text-properties officeooo:rsid="001bffdf"/>
    </style:style>
    <style:style style:name="T7" style:family="text">
      <style:text-properties officeooo:rsid="001db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CHEZ <text:span text:style-name="T2">G</text:span>aetan</text:p>
      <text:p text:style-name="P2">129 rue du 14 juillet</text:p>
      <text:p text:style-name="P2">62221 Noyelles sous Lens</text:p>
      <text:p text:style-name="P11">06.51.99.89.61</text:p>
      <text:p text:style-name="P1"/>
      <text:p text:style-name="P1"/>
      <text:p text:style-name="P1"/>
      <text:p text:style-name="P1"/>
      <text:p text:style-name="P4"><text:span text:style-name="T1"><text:tab/><text:tab/><text:tab/><text:tab/><text:tab/><text:tab/><text:tab/><text:tab/><text:tab/></text:span></text:p>
      <text:p text:style-name="P5"><text:span text:style-name="T3">Objet : </text:span><text:span text:style-name="T2">demande de stage en développement web </text:span><text:span text:style-name="T3"><text:s text:c="47"/>Lens le 22 mai </text:span><text:span text:style-name="T2">2023</text:span></text:p>
      <text:p text:style-name="P3"/>
      <text:p text:style-name="P3"/>
      <text:p text:style-name="P3"/>
      <text:p text:style-name="P3"/>
      <text:p text:style-name="P3"/>
      <text:p text:style-name="P3">Madame, Monsieur ,</text:p>
      <text:p text:style-name="P3"/>
      <text:p text:style-name="P3"/>
      <text:p text:style-name="P7"><text:tab/><text:span text:style-name="T2">Je me permets de vous contacter afin de partager avec vous ma motivation à rejoindre l’équipe informatique de TADAO situé à Liévin.</text:span></text:p>
      <text:p text:style-name="P7"/>
      <text:p text:style-name="P7"/>
      <text:p text:style-name="P12"><text:tab/>En effet rejoindre votre équipe informatique serait pour moi une réelle opportunité que j’aimerais saisir , <text:span text:style-name="T4">d’une part je pourrais profiter des conseils de développeurs expérimenté</text:span><text:span text:style-name="T5">s</text:span><text:span text:style-name="T4"> et d’autre part je pourrais sans doute les aider dans leurs </text:span><text:span text:style-name="T5">tâches quotidiennes.</text:span></text:p>
      <text:p text:style-name="P12"/>
      <text:p text:style-name="P12"/>
      <text:p text:style-name="P12"><text:tab/><text:span text:style-name="T5">Ayant des problèmes de santé , je suis en train d’effectuer une reconversion professionnelle </text:span></text:p>
      <text:p text:style-name="P13">vers un métier qui me correspond , en l’occurrence le développement web , cette reconversion se traduit par une formation que je suis actuellement chez SIMPLON au Louvre Lens <text:span text:style-name="T6">Vallée.</text:span></text:p>
      <text:p text:style-name="P13"/>
      <text:p text:style-name="P13"/>
      <text:p text:style-name="P13"><text:tab/><text:span text:style-name="T6">Pendant ce stage qui se déroulerait du 28 juin au 26 juillet 2023 je serai capable d’utiliser plusieurs langage informatique et aussi le framework ANGULAR.</text:span></text:p>
      <text:p text:style-name="P13"/>
      <text:p text:style-name="P13"/>
      <text:p text:style-name="P13"><text:span text:style-name="T6"><text:tab/>Je suis quelqu’un de calme , réfléchi et </text:span><text:span text:style-name="T7">ayant une bonne organisation qui s’intègre facilement au sein d’une équipe.</text:span></text:p>
      <text:p text:style-name="P13"/>
      <text:p text:style-name="P13"/>
      <text:p text:style-name="P13"><text:tab/><text:span text:style-name="T7">Je vous remercie par avance de la considération que vous porterez à ma demande et vous prie d’agréer , Madame , Monsieur , mes sincères salutations.</text:span></text:p>
      <text:p text:style-name="P13"/>
      <text:p text:style-name="P13"/>
      <text:p text:style-name="P7"/>
      <text:p text:style-name="P3"/>
      <text:p text:style-name="P3"/>
      <text:p text:style-name="P8"><text:tab/><text:tab/><text:tab/><text:tab/><text:tab/><text:tab/><text:tab/></text:p>
      <text:p text:style-name="P8"/>
      <text:p text:style-name="P8"/>
      <text:p text:style-name="P8"><text:span text:style-name="T7"><text:tab/><text:tab/><text:tab/><text:tab/><text:tab/><text:tab/><text:tab/><text:tab/><text:tab/><text:tab/><text:tab/><text:tab/><text:tab/><text:tab/><text:tab/><text:tab/><text:tab/><text:tab/><text:tab/><text:tab/><text:tab/>COCHEZ Gaet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 sans serif" svg:font-family="'Liberation Serif sans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8:40:50.546984291</meta:creation-date>
    <meta:editing-duration>PT18M48S</meta:editing-duration>
    <meta:editing-cycles>4</meta:editing-cycles>
    <meta:generator>LibreOffice/7.3.7.2$Linux_X86_64 LibreOffice_project/30$Build-2</meta:generator>
    <dc:date>2023-05-22T19:30:39.437106754</dc:date>
    <meta:document-statistic meta:table-count="0" meta:image-count="0" meta:object-count="0" meta:page-count="1" meta:paragraph-count="16" meta:word-count="205" meta:character-count="1345" meta:non-whitespace-character-count="1063"/>
  </office:meta>
</office:document-meta>
</file>